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a7589" officeooo:paragraph-rsid="001ba36f" style:font-weight-asian="normal" style:font-weight-complex="normal"/>
    </style:style>
    <style:style style:name="P2" style:family="paragraph" style:parent-style-name="Standard">
      <style:text-properties fo:font-weight="normal" officeooo:rsid="00162755" officeooo:paragraph-rsid="001ba36f" style:font-weight-asian="normal" style:font-weight-complex="normal"/>
    </style:style>
    <style:style style:name="P3" style:family="paragraph" style:parent-style-name="Standard">
      <style:text-properties fo:font-weight="normal" officeooo:rsid="00162755" officeooo:paragraph-rsid="001cf011" style:font-weight-asian="normal" style:font-weight-complex="normal"/>
    </style:style>
    <style:style style:name="P4" style:family="paragraph" style:parent-style-name="Standard">
      <style:text-properties fo:font-weight="normal" officeooo:rsid="000577a4" officeooo:paragraph-rsid="001dd53c" style:font-weight-asian="normal" style:font-weight-complex="normal"/>
    </style:style>
    <style:style style:name="P5" style:family="paragraph" style:parent-style-name="Standard">
      <style:text-properties fo:font-weight="normal" officeooo:rsid="001b7c53" officeooo:paragraph-rsid="001dd53c" style:font-weight-asian="normal" style:font-weight-complex="normal"/>
    </style:style>
    <style:style style:name="P6" style:family="paragraph" style:parent-style-name="Standard">
      <style:text-properties fo:font-weight="normal" officeooo:rsid="00046dc9" officeooo:paragraph-rsid="001dd53c" style:font-weight-asian="normal" style:font-weight-complex="normal"/>
    </style:style>
    <style:style style:name="P7" style:family="paragraph" style:parent-style-name="Standard">
      <style:text-properties fo:font-weight="bold" officeooo:rsid="001a7589" officeooo:paragraph-rsid="001ba36f" style:font-weight-asian="bold" style:font-weight-complex="bold"/>
    </style:style>
    <style:style style:name="P8" style:family="paragraph" style:parent-style-name="Standard">
      <style:text-properties fo:font-weight="bold" officeooo:rsid="00162755" officeooo:paragraph-rsid="001ba36f" style:font-weight-asian="bold" style:font-weight-complex="bold"/>
    </style:style>
    <style:style style:name="P9" style:family="paragraph" style:parent-style-name="Standard">
      <style:text-properties fo:font-weight="bold" officeooo:rsid="001b7c53" officeooo:paragraph-rsid="001dd53c" style:font-weight-asian="bold" style:font-weight-complex="bold"/>
    </style:style>
    <style:style style:name="T1" style:family="text">
      <style:text-properties officeooo:rsid="001a7589"/>
    </style:style>
    <style:style style:name="T2" style:family="text">
      <style:text-properties officeooo:rsid="001ee7b7"/>
    </style:style>
    <style:style style:name="T3" style:family="text">
      <style:text-properties officeooo:rsid="00046dc9"/>
    </style:style>
    <style:style style:name="T4" style:family="text">
      <style:text-properties officeooo:rsid="001cf011"/>
    </style:style>
    <style:style style:name="T5" style:family="text">
      <style:text-properties officeooo:rsid="00064e81"/>
    </style:style>
    <style:style style:name="T6" style:family="text">
      <style:text-properties officeooo:rsid="001dd5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LIDE 1</text:p>
      <text:p text:style-name="P7"/>
      <text:p text:style-name="P2">Olá Pessoal, </text:p>
      <text:p text:style-name="P8"/>
      <text:p text:style-name="P3"><text:span text:style-name="T1">Aqui é o </text:span>Pr<text:span text:style-name="T2">o</text:span>f. Wagner do Dept. de Estatística da UFPR e es<text:span text:style-name="T4">ta</text:span> é <text:span text:style-name="T4">a terceira aula</text:span> <text:span text:style-name="T4">do</text:span> curso de <text:span text:style-name="T3">E</text:span>statística Básica. <text:s/><text:span text:style-name="T1">O tópico desta aula é “Variáveis Aleatórias Discretas” e consiste do Capítulo 3 do nosso livro texto. Lembre-se para todos os detalhes sobre a oferta desta disciplina você pode consultar a página da disciplina ou ver o primeiro vídeo desta série.</text:span></text:p>
      <text:p text:style-name="P1"/>
      <text:p text:style-name="P9">SLIDE 2</text:p>
      <text:p text:style-name="P9"/>
      <text:p text:style-name="P5">O conteúdo deste capítulo esta divido em <text:span text:style-name="T3">três</text:span> grandes tópicos:</text:p>
      <text:p text:style-name="P9"/>
      <text:p text:style-name="P6">Esta aula vou <text:span text:style-name="T6">apresentar os diferentes tipos de variáveis aleatórios e introduzir as ideais de funções de probabilidade e função de distribuição acumulada acompanhadas de alguns exemplos.</text:span></text:p>
      <text:p text:style-name="P6"/>
      <text:p text:style-name="P6">apresentar os conceitos iniciais e o principais elementos da Teoria dos conjuntos nos quais a Teoria da probabilidade é baseada.</text:p>
      <text:p text:style-name="P5"/>
      <text:p text:style-name="P6">Na segunda parte trataremos propriamente da definição de probabilidades através da definição axiomática de Kolmogorov e apresentamos a regra da adição de probabilidades.</text:p>
      <text:p text:style-name="P6"/>
      <text:p text:style-name="P4"><text:span text:style-name="T5">Terminamos</text:span> os capítulos discutindo probabilidade condicional, independencia e aplicações do Teorema de Bay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09:02:28.717016709</meta:creation-date>
    <dc:date>2019-02-08T09:39:07.171616367</dc:date>
    <meta:editing-duration>PT35M45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9" meta:word-count="162" meta:character-count="1040" meta:non-whitespace-character-count="885"/>
  </office:meta>
</office:document-meta>
</file>